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3" table:style-name="ce4">
            <text:p>313</text:p>
          </table:table-cell>
          <table:table-cell office:value-type="float" office:value="295.76593000000003" table:style-name="ce4">
            <text:p>296</text:p>
          </table:table-cell>
          <table:table-cell office:value-type="float" office:value="835" table:style-name="ce4">
            <text:p>835</text:p>
          </table:table-cell>
          <table:table-cell office:value-type="float" office:value="810.96620000000007" table:style-name="ce4">
            <text:p>811</text:p>
          </table:table-cell>
          <table:table-cell office:value-type="float" office:value="3761" table:style-name="ce4">
            <text:p>3,761</text:p>
          </table:table-cell>
          <table:table-cell office:value-type="float" office:value="3671.7460899999996" table:style-name="ce4">
            <text:p>3,672</text:p>
          </table:table-cell>
          <table:table-cell office:value-type="float" office:value="2100" table:style-name="ce4">
            <text:p>2,100</text:p>
          </table:table-cell>
          <table:table-cell office:value-type="float" office:value="2047.3956200000002" table:style-name="ce4">
            <text:p>2,047</text:p>
          </table:table-cell>
          <table:table-cell office:value-type="float" office:value="162" table:style-name="ce4">
            <text:p>162</text:p>
          </table:table-cell>
          <table:table-cell office:value-type="float" office:value="159.44824999999997" table:style-name="ce4">
            <text:p>159</text:p>
          </table:table-cell>
          <table:table-cell office:value-type="float" office:value="36" table:style-name="ce4">
            <text:p>36</text:p>
          </table:table-cell>
          <table:table-cell office:value-type="float" office:value="34.661360000000002" table:style-name="ce4">
            <text:p>35</text:p>
          </table:table-cell>
          <table:table-cell office:value-type="float" office:value="7207" table:style-name="ce4">
            <text:p>7,207</text:p>
          </table:table-cell>
          <table:table-cell office:value-type="float" office:value="7019.9834500000006" table:style-name="ce4">
            <text:p>7,020</text:p>
          </table:table-cell>
          <table:table-cell office:value-type="float" office:value="95" table:style-name="ce4">
            <text:p>95</text:p>
          </table:table-cell>
          <table:table-cell office:value-type="float" office:value="89.4" table:style-name="ce4">
            <text:p>89</text:p>
          </table:table-cell>
          <table:table-cell office:value-type="float" office:value="49" table:style-name="ce4">
            <text:p>49</text:p>
          </table:table-cell>
          <table:table-cell office:value-type="float" office:value="43.480000000000004" table:style-name="ce4">
            <text:p>43</text:p>
          </table:table-cell>
          <table:table-cell office:value-type="float" office:value="470.95" table:style-name="ce4">
            <text:p>471</text:p>
          </table:table-cell>
          <table:table-cell office:value-type="float" office:value="470.34999999999997" table:style-name="ce4">
            <text:p>470</text:p>
          </table:table-cell>
          <table:table-cell office:value-type="float" office:value="614.95000000000005" table:style-name="ce4">
            <text:p>615</text:p>
          </table:table-cell>
          <table:table-cell office:value-type="float" office:value="603.23" table:style-name="ce4">
            <text:p>603</text:p>
          </table:table-cell>
          <table:table-cell office:value-type="float" office:value="0" table:style-name="ce4">
            <text:p>0</text:p>
          </table:table-cell>
          <table:table-cell office:value-type="float" office:value="7821.95" table:style-name="ce4">
            <text:p>7,822</text:p>
          </table:table-cell>
          <table:table-cell office:value-type="float" office:value="7623.2134500000011" table:style-name="ce4">
            <text:p>7,623</text:p>
          </table:table-cell>
          <table:table-cell office:value-type="float" office:value="34553522.43999999" table:style-name="ce4">
            <text:p>34,553,522</text:p>
          </table:table-cell>
          <table:table-cell office:value-type="float" office:value="1408152.0500000003" table:style-name="ce4">
            <text:p>1,408,152</text:p>
          </table:table-cell>
          <table:table-cell office:value-type="float" office:value="469757.32" table:style-name="ce4">
            <text:p>469,757</text:p>
          </table:table-cell>
          <table:table-cell office:value-type="float" office:value="86754.529999999984" table:style-name="ce4">
            <text:p>86,755</text:p>
          </table:table-cell>
          <table:table-cell office:value-type="float" office:value="7363078.9200000009" table:style-name="ce4">
            <text:p>7,363,079</text:p>
          </table:table-cell>
          <table:table-cell office:value-type="float" office:value="5380637.4500000002" table:style-name="ce4">
            <text:p>5,380,637</text:p>
          </table:table-cell>
          <table:table-cell office:value-type="float" office:value="49261902.709999993" table:style-name="ce4">
            <text:p>49,261,903</text:p>
          </table:table-cell>
          <table:table-cell office:value-type="float" office:value="7758609.6799999978" table:style-name="ce4">
            <text:p>7,758,610</text:p>
          </table:table-cell>
          <table:table-cell office:value-type="float" office:value="584823.52" table:style-name="ce4">
            <text:p>584,824</text:p>
          </table:table-cell>
          <table:table-cell office:value-type="float" office:value="8343433.1999999974" table:style-name="ce4">
            <text:p>8,343,433</text:p>
          </table:table-cell>
          <table:table-cell office:value-type="float" office:value="57605335.909999989" table:style-name="ce4">
            <text:p>57,605,3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2" table:style-name="ce4">
            <text:p>132</text:p>
          </table:table-cell>
          <table:table-cell office:value-type="float" office:value="119.95812000000004" table:style-name="ce4">
            <text:p>120</text:p>
          </table:table-cell>
          <table:table-cell office:value-type="float" office:value="90" table:style-name="ce4">
            <text:p>90</text:p>
          </table:table-cell>
          <table:table-cell office:value-type="float" office:value="84.448110000000042" table:style-name="ce4">
            <text:p>84</text:p>
          </table:table-cell>
          <table:table-cell office:value-type="float" office:value="92" table:style-name="ce4">
            <text:p>92</text:p>
          </table:table-cell>
          <table:table-cell office:value-type="float" office:value="88.529730000000015" table:style-name="ce4">
            <text:p>89</text:p>
          </table:table-cell>
          <table:table-cell office:value-type="float" office:value="14" table:style-name="ce4">
            <text:p>14</text:p>
          </table:table-cell>
          <table:table-cell office:value-type="float" office:value="11.24323000000000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7919000000006" table:style-name="ce4">
            <text:p>3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7919000000006" table:style-name="ce4">
            <text:p>305</text:p>
          </table:table-cell>
          <table:table-cell office:value-type="float" office:value="1271074.7999999998" table:style-name="ce4">
            <text:p>1,271,075</text:p>
          </table:table-cell>
          <table:table-cell office:value-type="float" office:value="2159.6799999999998" table:style-name="ce4">
            <text:p>2,160</text:p>
          </table:table-cell>
          <table:table-cell office:value-type="float" office:value="11141.47" table:style-name="ce4">
            <text:p>11,141</text:p>
          </table:table-cell>
          <table:table-cell office:value-type="float" office:value="1433.37" table:style-name="ce4">
            <text:p>1,433</text:p>
          </table:table-cell>
          <table:table-cell office:value-type="float" office:value="195588.09999999998" table:style-name="ce4">
            <text:p>195,588</text:p>
          </table:table-cell>
          <table:table-cell office:value-type="float" office:value="137928.92000000001" table:style-name="ce4">
            <text:p>137,929</text:p>
          </table:table-cell>
          <table:table-cell office:value-type="float" office:value="1619326.3399999999" table:style-name="ce4">
            <text:p>1,619,3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9326.3399999999" table:style-name="ce4">
            <text:p>1,619,32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622" table:style-name="ce4">
            <text:p>9,622</text:p>
          </table:table-cell>
          <table:table-cell office:value-type="float" office:value="8421.9578500000825" table:style-name="ce4">
            <text:p>8,422</text:p>
          </table:table-cell>
          <table:table-cell office:value-type="float" office:value="2843" table:style-name="ce4">
            <text:p>2,843</text:p>
          </table:table-cell>
          <table:table-cell office:value-type="float" office:value="2690.8074199999933" table:style-name="ce4">
            <text:p>2,691</text:p>
          </table:table-cell>
          <table:table-cell office:value-type="float" office:value="2801" table:style-name="ce4">
            <text:p>2,801</text:p>
          </table:table-cell>
          <table:table-cell office:value-type="float" office:value="2646.181079999993" table:style-name="ce4">
            <text:p>2,646</text:p>
          </table:table-cell>
          <table:table-cell office:value-type="float" office:value="756" table:style-name="ce4">
            <text:p>756</text:p>
          </table:table-cell>
          <table:table-cell office:value-type="float" office:value="736.40035000000023" table:style-name="ce4">
            <text:p>736</text:p>
          </table:table-cell>
          <table:table-cell office:value-type="float" office:value="70" table:style-name="ce4">
            <text:p>70</text:p>
          </table:table-cell>
          <table:table-cell office:value-type="float" office:value="69.666669999999996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092" table:style-name="ce4">
            <text:p>16,092</text:p>
          </table:table-cell>
          <table:table-cell office:value-type="float" office:value="14565.01337000007" table:style-name="ce4">
            <text:p>14,565</text:p>
          </table:table-cell>
          <table:table-cell office:value-type="float" office:value="2010.12" table:style-name="ce4">
            <text:p>2,010</text:p>
          </table:table-cell>
          <table:table-cell office:value-type="float" office:value="2010.12" table:style-name="ce4">
            <text:p>2,010</text:p>
          </table:table-cell>
          <table:table-cell office:value-type="float" office:value="13.99" table:style-name="ce4">
            <text:p>14</text:p>
          </table:table-cell>
          <table:table-cell office:value-type="float" office:value="13.9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4.11" table:style-name="ce4">
            <text:p>2,024</text:p>
          </table:table-cell>
          <table:table-cell office:value-type="float" office:value="2024.11" table:style-name="ce4">
            <text:p>2,024</text:p>
          </table:table-cell>
          <table:table-cell office:value-type="float" office:value="0" table:style-name="ce4">
            <text:p>0</text:p>
          </table:table-cell>
          <table:table-cell office:value-type="float" office:value="18116.11" table:style-name="ce4">
            <text:p>18,116</text:p>
          </table:table-cell>
          <table:table-cell office:value-type="float" office:value="16589.12337000007" table:style-name="ce4">
            <text:p>16,589</text:p>
          </table:table-cell>
          <table:table-cell office:value-type="float" office:value="55005402.750000007" table:style-name="ce4">
            <text:p>55,005,403</text:p>
          </table:table-cell>
          <table:table-cell office:value-type="float" office:value="637418.11" table:style-name="ce4">
            <text:p>637,418</text:p>
          </table:table-cell>
          <table:table-cell office:value-type="float" office:value="803188.19" table:style-name="ce4">
            <text:p>803,188</text:p>
          </table:table-cell>
          <table:table-cell office:value-type="float" office:value="478040.57999999996" table:style-name="ce4">
            <text:p>478,041</text:p>
          </table:table-cell>
          <table:table-cell office:value-type="float" office:value="9346034.6700000018" table:style-name="ce4">
            <text:p>9,346,035</text:p>
          </table:table-cell>
          <table:table-cell office:value-type="float" office:value="6200421.4700000016" table:style-name="ce4">
            <text:p>6,200,421</text:p>
          </table:table-cell>
          <table:table-cell office:value-type="float" office:value="72470505.770000011" table:style-name="ce4">
            <text:p>72,470,506</text:p>
          </table:table-cell>
          <table:table-cell office:value-type="float" office:value="6713685.9400000013" table:style-name="ce4">
            <text:p>6,713,686</text:p>
          </table:table-cell>
          <table:table-cell office:value-type="float" office:value="-110463.63" table:style-name="ce4">
            <text:p>-110,464</text:p>
          </table:table-cell>
          <table:table-cell office:value-type="float" office:value="6603222.3100000015" table:style-name="ce4">
            <text:p>6,603,222</text:p>
          </table:table-cell>
          <table:table-cell office:value-type="float" office:value="79073728.080000013" table:style-name="ce4">
            <text:p>79,073,72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7" table:style-name="ce4">
            <text:p>427</text:p>
          </table:table-cell>
          <table:table-cell office:value-type="float" office:value="381.04086000000035" table:style-name="ce4">
            <text:p>381</text:p>
          </table:table-cell>
          <table:table-cell office:value-type="float" office:value="350" table:style-name="ce4">
            <text:p>350</text:p>
          </table:table-cell>
          <table:table-cell office:value-type="float" office:value="326.61627000000021" table:style-name="ce4">
            <text:p>327</text:p>
          </table:table-cell>
          <table:table-cell office:value-type="float" office:value="307" table:style-name="ce4">
            <text:p>307</text:p>
          </table:table-cell>
          <table:table-cell office:value-type="float" office:value="294.16867000000013" table:style-name="ce4">
            <text:p>294</text:p>
          </table:table-cell>
          <table:table-cell office:value-type="float" office:value="98" table:style-name="ce4">
            <text:p>98</text:p>
          </table:table-cell>
          <table:table-cell office:value-type="float" office:value="96.57650000000001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2" table:style-name="ce4">
            <text:p>1,192</text:p>
          </table:table-cell>
          <table:table-cell office:value-type="float" office:value="1107.4676200000006" table:style-name="ce4">
            <text:p>1,1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2" table:style-name="ce4">
            <text:p>1,192</text:p>
          </table:table-cell>
          <table:table-cell office:value-type="float" office:value="1107.4676200000006" table:style-name="ce4">
            <text:p>1,107</text:p>
          </table:table-cell>
          <table:table-cell office:value-type="float" office:value="4897584.8" table:style-name="ce4">
            <text:p>4,897,585</text:p>
          </table:table-cell>
          <table:table-cell office:value-type="float" office:value="26259.52" table:style-name="ce4">
            <text:p>26,260</text:p>
          </table:table-cell>
          <table:table-cell office:value-type="float" office:value="30273.64" table:style-name="ce4">
            <text:p>30,274</text:p>
          </table:table-cell>
          <table:table-cell office:value-type="float" office:value="32038.18" table:style-name="ce4">
            <text:p>32,038</text:p>
          </table:table-cell>
          <table:table-cell office:value-type="float" office:value="681640.21000000008" table:style-name="ce4">
            <text:p>681,640</text:p>
          </table:table-cell>
          <table:table-cell office:value-type="float" office:value="478897.0199999999" table:style-name="ce4">
            <text:p>478,897</text:p>
          </table:table-cell>
          <table:table-cell office:value-type="float" office:value="6146693.3699999982" table:style-name="ce4">
            <text:p>6,146,693</text:p>
          </table:table-cell>
          <table:table-cell office:value-type="float" office:value="-407.09" table:style-name="ce4">
            <text:p>-407</text:p>
          </table:table-cell>
          <table:table-cell office:value-type="float" office:value="0" table:style-name="ce4">
            <text:p>0</text:p>
          </table:table-cell>
          <table:table-cell office:value-type="float" office:value="-407.09" table:style-name="ce4">
            <text:p>-407</text:p>
          </table:table-cell>
          <table:table-cell office:value-type="float" office:value="6146286.2799999984" table:style-name="ce4">
            <text:p>6,146,28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343" table:style-name="ce4">
            <text:p>29,343</text:p>
          </table:table-cell>
          <table:table-cell office:value-type="float" office:value="27676.461730000377" table:style-name="ce4">
            <text:p>27,676</text:p>
          </table:table-cell>
          <table:table-cell office:value-type="float" office:value="7157" table:style-name="ce4">
            <text:p>7,157</text:p>
          </table:table-cell>
          <table:table-cell office:value-type="float" office:value="6836.3303600000418" table:style-name="ce4">
            <text:p>6,836</text:p>
          </table:table-cell>
          <table:table-cell office:value-type="float" office:value="7614" table:style-name="ce4">
            <text:p>7,614</text:p>
          </table:table-cell>
          <table:table-cell office:value-type="float" office:value="7279.9344900000197" table:style-name="ce4">
            <text:p>7,280</text:p>
          </table:table-cell>
          <table:table-cell office:value-type="float" office:value="924" table:style-name="ce4">
            <text:p>924</text:p>
          </table:table-cell>
          <table:table-cell office:value-type="float" office:value="905.43582000000004" table:style-name="ce4">
            <text:p>905</text:p>
          </table:table-cell>
          <table:table-cell office:value-type="float" office:value="88" table:style-name="ce4">
            <text:p>88</text:p>
          </table:table-cell>
          <table:table-cell office:value-type="float" office:value="87.6" table:style-name="ce4">
            <text:p>88</text:p>
          </table:table-cell>
          <table:table-cell office:value-type="float" office:value="22049" table:style-name="ce4">
            <text:p>22,049</text:p>
          </table:table-cell>
          <table:table-cell office:value-type="float" office:value="20495.186689999915" table:style-name="ce4">
            <text:p>20,495</text:p>
          </table:table-cell>
          <table:table-cell office:value-type="float" office:value="67175" table:style-name="ce4">
            <text:p>67,175</text:p>
          </table:table-cell>
          <table:table-cell office:value-type="float" office:value="63280.949090000351" table:style-name="ce4">
            <text:p>63,281</text:p>
          </table:table-cell>
          <table:table-cell office:value-type="float" office:value="1180.9651614591385" table:style-name="ce4">
            <text:p>1,181</text:p>
          </table:table-cell>
          <table:table-cell office:value-type="float" office:value="1180.9651614591385" table:style-name="ce4">
            <text:p>1,1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0.9651614591385" table:style-name="ce4">
            <text:p>1,181</text:p>
          </table:table-cell>
          <table:table-cell office:value-type="float" office:value="1180.9651614591385" table:style-name="ce4">
            <text:p>1,181</text:p>
          </table:table-cell>
          <table:table-cell office:value-type="float" office:value="0" table:style-name="ce4">
            <text:p>0</text:p>
          </table:table-cell>
          <table:table-cell office:value-type="float" office:value="68355.965161459142" table:style-name="ce4">
            <text:p>68,356</text:p>
          </table:table-cell>
          <table:table-cell office:value-type="float" office:value="64461.914251459486" table:style-name="ce4">
            <text:p>64,462</text:p>
          </table:table-cell>
          <table:table-cell office:value-type="float" office:value="196157049.70000002" table:style-name="ce4">
            <text:p>196,157,050</text:p>
          </table:table-cell>
          <table:table-cell office:value-type="float" office:value="17963256.579999998" table:style-name="ce4">
            <text:p>17,963,257</text:p>
          </table:table-cell>
          <table:table-cell office:value-type="float" office:value="904693.07000000007" table:style-name="ce4">
            <text:p>904,693</text:p>
          </table:table-cell>
          <table:table-cell office:value-type="float" office:value="9259133.3600000013" table:style-name="ce4">
            <text:p>9,259,133</text:p>
          </table:table-cell>
          <table:table-cell office:value-type="float" office:value="53044784.280000001" table:style-name="ce4">
            <text:p>53,044,784</text:p>
          </table:table-cell>
          <table:table-cell office:value-type="float" office:value="21974767.490000002" table:style-name="ce4">
            <text:p>21,974,767</text:p>
          </table:table-cell>
          <table:table-cell office:value-type="float" office:value="299303684.48000002" table:style-name="ce4">
            <text:p>299,303,684</text:p>
          </table:table-cell>
          <table:table-cell office:value-type="float" office:value="3758052.91" table:style-name="ce4">
            <text:p>3,758,053</text:p>
          </table:table-cell>
          <table:table-cell office:value-type="float" office:value="290887.83" table:style-name="ce4">
            <text:p>290,888</text:p>
          </table:table-cell>
          <table:table-cell office:value-type="float" office:value="4048940.74" table:style-name="ce4">
            <text:p>4,048,941</text:p>
          </table:table-cell>
          <table:table-cell office:value-type="float" office:value="303352625.22000003" table:style-name="ce4">
            <text:p>303,352,6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106" table:style-name="ce4">
            <text:p>1,106</text:p>
          </table:table-cell>
          <table:table-cell office:value-type="float" office:value="1010.9400099999971" table:style-name="ce4">
            <text:p>1,011</text:p>
          </table:table-cell>
          <table:table-cell office:value-type="float" office:value="436" table:style-name="ce4">
            <text:p>436</text:p>
          </table:table-cell>
          <table:table-cell office:value-type="float" office:value="415.81784000000016" table:style-name="ce4">
            <text:p>416</text:p>
          </table:table-cell>
          <table:table-cell office:value-type="float" office:value="180" table:style-name="ce4">
            <text:p>180</text:p>
          </table:table-cell>
          <table:table-cell office:value-type="float" office:value="170.43649000000002" table:style-name="ce4">
            <text:p>170</text:p>
          </table:table-cell>
          <table:table-cell office:value-type="float" office:value="26" table:style-name="ce4">
            <text:p>26</text:p>
          </table:table-cell>
          <table:table-cell office:value-type="float" office:value="25.329730000000001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1" table:style-name="ce4">
            <text:p>1,751</text:p>
          </table:table-cell>
          <table:table-cell office:value-type="float" office:value="1625.5240699999972" table:style-name="ce4">
            <text:p>1,626</text:p>
          </table:table-cell>
          <table:table-cell office:value-type="float" office:value="177" table:style-name="ce4">
            <text:p>177</text:p>
          </table:table-cell>
          <table:table-cell office:value-type="float" office:value="162.5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7" table:style-name="ce4">
            <text:p>177</text:p>
          </table:table-cell>
          <table:table-cell office:value-type="float" office:value="162.5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1928" table:style-name="ce4">
            <text:p>1,928</text:p>
          </table:table-cell>
          <table:table-cell office:value-type="float" office:value="1788.0240699999972" table:style-name="ce4">
            <text:p>1,788</text:p>
          </table:table-cell>
          <table:table-cell office:value-type="float" office:value="5611145.5300000012" table:style-name="ce4">
            <text:p>5,611,146</text:p>
          </table:table-cell>
          <table:table-cell office:value-type="float" office:value="54597.660000000011" table:style-name="ce4">
            <text:p>54,598</text:p>
          </table:table-cell>
          <table:table-cell office:value-type="float" office:value="50749.360000000008" table:style-name="ce4">
            <text:p>50,749</text:p>
          </table:table-cell>
          <table:table-cell office:value-type="float" office:value="207976.32000000001" table:style-name="ce4">
            <text:p>207,976</text:p>
          </table:table-cell>
          <table:table-cell office:value-type="float" office:value="866345.48" table:style-name="ce4">
            <text:p>866,345</text:p>
          </table:table-cell>
          <table:table-cell office:value-type="float" office:value="638475.80000000005" table:style-name="ce4">
            <text:p>638,476</text:p>
          </table:table-cell>
          <table:table-cell office:value-type="float" office:value="7429290.1500000013" table:style-name="ce4">
            <text:p>7,429,290</text:p>
          </table:table-cell>
          <table:table-cell office:value-type="float" office:value="479321.08999999997" table:style-name="ce4">
            <text:p>479,321</text:p>
          </table:table-cell>
          <table:table-cell office:value-type="float" office:value="0" table:style-name="ce4">
            <text:p>0</text:p>
          </table:table-cell>
          <table:table-cell office:value-type="float" office:value="479321.08999999997" table:style-name="ce4">
            <text:p>479,321</text:p>
          </table:table-cell>
          <table:table-cell office:value-type="float" office:value="7908611.2400000012" table:style-name="ce4">
            <text:p>7,908,61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2" table:style-name="ce4">
            <text:p>2,262</text:p>
          </table:table-cell>
          <table:table-cell office:value-type="float" office:value="2034.4005855855801" table:style-name="ce4">
            <text:p>2,034</text:p>
          </table:table-cell>
          <table:table-cell office:value-type="float" office:value="2262" table:style-name="ce4">
            <text:p>2,262</text:p>
          </table:table-cell>
          <table:table-cell office:value-type="float" office:value="2034.4005855855801" table:style-name="ce4">
            <text:p>2,034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2321" table:style-name="ce4">
            <text:p>2,321</text:p>
          </table:table-cell>
          <table:table-cell office:value-type="float" office:value="2093.4005855855803" table:style-name="ce4">
            <text:p>2,093</text:p>
          </table:table-cell>
          <table:table-cell office:value-type="float" office:value="9562384.3700000048" table:style-name="ce4">
            <text:p>9,562,3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62384.3700000048" table:style-name="ce4">
            <text:p>9,562,384</text:p>
          </table:table-cell>
          <table:table-cell office:value-type="float" office:value="619266.31000000006" table:style-name="ce4">
            <text:p>619,266</text:p>
          </table:table-cell>
          <table:table-cell office:value-type="float" office:value="0" table:style-name="ce4">
            <text:p>0</text:p>
          </table:table-cell>
          <table:table-cell office:value-type="float" office:value="619266.31000000006" table:style-name="ce4">
            <text:p>619,266</text:p>
          </table:table-cell>
          <table:table-cell office:value-type="float" office:value="10181650.680000005" table:style-name="ce4">
            <text:p>10,181,65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98.87" table:style-name="ce4">
            <text:p>99</text:p>
          </table:table-cell>
          <table:table-cell office:value-type="float" office:value="106" table:style-name="ce4">
            <text:p>106</text:p>
          </table:table-cell>
          <table:table-cell office:value-type="float" office:value="98.87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98.87" table:style-name="ce4">
            <text:p>99</text:p>
          </table:table-cell>
          <table:table-cell office:value-type="float" office:value="669855" table:style-name="ce4">
            <text:p>669,855</text:p>
          </table:table-cell>
          <table:table-cell office:value-type="float" office:value="0" table:style-name="ce4">
            <text:p>0</text:p>
          </table:table-cell>
          <table:table-cell office:value-type="float" office:value="1850" table:style-name="ce4">
            <text:p>1,8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1705" table:style-name="ce4">
            <text:p>671,7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1705" table:style-name="ce4">
            <text:p>671,70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0.6" table:style-name="ce4">
            <text:p>21</text:p>
          </table:table-cell>
          <table:table-cell office:value-type="float" office:value="61" table:style-name="ce4">
            <text:p>61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4" table:style-name="ce4">
            <text:p>9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5.0999999999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100.5" table:style-name="ce4">
            <text:p>101</text:p>
          </table:table-cell>
          <table:table-cell office:value-type="float" office:value="459720.18" table:style-name="ce4">
            <text:p>459,720</text:p>
          </table:table-cell>
          <table:table-cell office:value-type="float" office:value="5763.7100000000009" table:style-name="ce4">
            <text:p>5,764</text:p>
          </table:table-cell>
          <table:table-cell office:value-type="float" office:value="950" table:style-name="ce4">
            <text:p>950</text:p>
          </table:table-cell>
          <table:table-cell office:value-type="float" office:value="602.46" table:style-name="ce4">
            <text:p>602</text:p>
          </table:table-cell>
          <table:table-cell office:value-type="float" office:value="77267.950000000012" table:style-name="ce4">
            <text:p>77,268</text:p>
          </table:table-cell>
          <table:table-cell office:value-type="float" office:value="53546.94" table:style-name="ce4">
            <text:p>53,547</text:p>
          </table:table-cell>
          <table:table-cell office:value-type="float" office:value="597851.24" table:style-name="ce4">
            <text:p>597,851</text:p>
          </table:table-cell>
          <table:table-cell office:value-type="float" office:value="25693.24" table:style-name="ce4">
            <text:p>25,693</text:p>
          </table:table-cell>
          <table:table-cell office:value-type="float" office:value="20500" table:style-name="ce4">
            <text:p>20,500</text:p>
          </table:table-cell>
          <table:table-cell office:value-type="float" office:value="46193.240000000005" table:style-name="ce4">
            <text:p>46,193</text:p>
          </table:table-cell>
          <table:table-cell office:value-type="float" office:value="644044.48" table:style-name="ce4">
            <text:p>644,04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4.36" table:style-name="ce4">
            <text:p>34</text:p>
          </table:table-cell>
          <table:table-cell office:value-type="float" office:value="37" table:style-name="ce4">
            <text:p>37</text:p>
          </table:table-cell>
          <table:table-cell office:value-type="float" office:value="34.36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4.36" table:style-name="ce4">
            <text:p>34</text:p>
          </table:table-cell>
          <table:table-cell office:value-type="float" office:value="271430.76" table:style-name="ce4">
            <text:p>271,4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1430.76" table:style-name="ce4">
            <text:p>271,4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1430.76" table:style-name="ce4">
            <text:p>271,43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1" table:style-name="ce4">
            <text:p>12</text:p>
          </table:table-cell>
          <table:table-cell office:value-type="float" office:value="135" table:style-name="ce4">
            <text:p>135</text:p>
          </table:table-cell>
          <table:table-cell office:value-type="float" office:value="131.6" table:style-name="ce4">
            <text:p>132</text:p>
          </table:table-cell>
          <table:table-cell office:value-type="float" office:value="50" table:style-name="ce4">
            <text:p>50</text:p>
          </table:table-cell>
          <table:table-cell office:value-type="float" office:value="48.9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1" table:style-name="ce4">
            <text:p>211</text:p>
          </table:table-cell>
          <table:table-cell office:value-type="float" office:value="204.6" table:style-name="ce4">
            <text:p>205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17" table:style-name="ce4">
            <text:p>217</text:p>
          </table:table-cell>
          <table:table-cell office:value-type="float" office:value="210.6" table:style-name="ce4">
            <text:p>211</text:p>
          </table:table-cell>
          <table:table-cell office:value-type="float" office:value="766687.79" table:style-name="ce4">
            <text:p>766,688</text:p>
          </table:table-cell>
          <table:table-cell office:value-type="float" office:value="983.58999999999969" table:style-name="ce4">
            <text:p>984</text:p>
          </table:table-cell>
          <table:table-cell office:value-type="float" office:value="10355" table:style-name="ce4">
            <text:p>10,355</text:p>
          </table:table-cell>
          <table:table-cell office:value-type="float" office:value="719.73" table:style-name="ce4">
            <text:p>720</text:p>
          </table:table-cell>
          <table:table-cell office:value-type="float" office:value="125392.92" table:style-name="ce4">
            <text:p>125,393</text:p>
          </table:table-cell>
          <table:table-cell office:value-type="float" office:value="93538.54" table:style-name="ce4">
            <text:p>93,539</text:p>
          </table:table-cell>
          <table:table-cell office:value-type="float" office:value="997677.57000000007" table:style-name="ce4">
            <text:p>997,678</text:p>
          </table:table-cell>
          <table:table-cell office:value-type="float" office:value="15804.3" table:style-name="ce4">
            <text:p>15,804</text:p>
          </table:table-cell>
          <table:table-cell office:value-type="float" office:value="0" table:style-name="ce4">
            <text:p>0</text:p>
          </table:table-cell>
          <table:table-cell office:value-type="float" office:value="15804.3" table:style-name="ce4">
            <text:p>15,804</text:p>
          </table:table-cell>
          <table:table-cell office:value-type="float" office:value="1013481.8700000001" table:style-name="ce4">
            <text:p>1,013,48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4" table:style-name="ce4">
            <text:p>14</text:p>
          </table:table-cell>
          <table:table-cell office:value-type="float" office:value="13.6" table:style-name="ce4">
            <text:p>14</text:p>
          </table:table-cell>
          <table:table-cell office:value-type="float" office:value="44" table:style-name="ce4">
            <text:p>44</text:p>
          </table:table-cell>
          <table:table-cell office:value-type="float" office:value="42.11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0.52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0.52" table:style-name="ce4">
            <text:p>91</text:p>
          </table:table-cell>
          <table:table-cell office:value-type="float" office:value="464928.64" table:style-name="ce4">
            <text:p>464,929</text:p>
          </table:table-cell>
          <table:table-cell office:value-type="float" office:value="8423.58" table:style-name="ce4">
            <text:p>8,424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90523.88" table:style-name="ce4">
            <text:p>90,524</text:p>
          </table:table-cell>
          <table:table-cell office:value-type="float" office:value="52292.04" table:style-name="ce4">
            <text:p>52,292</text:p>
          </table:table-cell>
          <table:table-cell office:value-type="float" office:value="616218.14000000013" table:style-name="ce4">
            <text:p>616,2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6218.14000000013" table:style-name="ce4">
            <text:p>616,21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4.5999999999999996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2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3.2" table:style-name="ce4">
            <text:p>53</text:p>
          </table:table-cell>
          <table:table-cell office:value-type="float" office:value="272954.74000000005" table:style-name="ce4">
            <text:p>272,955</text:p>
          </table:table-cell>
          <table:table-cell office:value-type="float" office:value="3198.63" table:style-name="ce4">
            <text:p>3,199</text:p>
          </table:table-cell>
          <table:table-cell office:value-type="float" office:value="3750" table:style-name="ce4">
            <text:p>3,750</text:p>
          </table:table-cell>
          <table:table-cell office:value-type="float" office:value="0" table:style-name="ce4">
            <text:p>0</text:p>
          </table:table-cell>
          <table:table-cell office:value-type="float" office:value="52800.92" table:style-name="ce4">
            <text:p>52,801</text:p>
          </table:table-cell>
          <table:table-cell office:value-type="float" office:value="31881.58" table:style-name="ce4">
            <text:p>31,882</text:p>
          </table:table-cell>
          <table:table-cell office:value-type="float" office:value="364585.87000000005" table:style-name="ce4">
            <text:p>364,586</text:p>
          </table:table-cell>
          <table:table-cell office:value-type="float" office:value="21678.45" table:style-name="ce4">
            <text:p>21,678</text:p>
          </table:table-cell>
          <table:table-cell office:value-type="float" office:value="0" table:style-name="ce4">
            <text:p>0</text:p>
          </table:table-cell>
          <table:table-cell office:value-type="float" office:value="21678.45" table:style-name="ce4">
            <text:p>21,678</text:p>
          </table:table-cell>
          <table:table-cell office:value-type="float" office:value="386264.32000000007" table:style-name="ce4">
            <text:p>386,264</text:p>
          </table:table-cell>
          <table:table-cell table:number-columns-repeated="16343"/>
        </table:table-row>
        <table:table-row table:number-rows-repeated="14" table:style-name="ro2">
          <table:table-cell table:style-name="ce3"/>
          <table:table-cell table:number-columns-repeated="4" table:style-name="ce1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6T14:48:1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